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3.212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6.0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Partial Sum</text:p>
          </table:table-cell>
          <table:table-cell office:value-type="string" calcext:value-type="string">
            <text:p>New sum (non trunc)</text:p>
          </table:table-cell>
          <table:table-cell office:value-type="string" calcext:value-type="string">
            <text:p>New sum (trunc)</text:p>
          </table:table-cell>
          <table:table-cell office:value-type="string" calcext:value-type="string">
            <text:p>New (carry)</text:p>
          </table:table-cell>
          <table:table-cell office:value-type="string" calcext:value-type="string">
            <text:p>New sum with carry</text:p>
          </table:table-cell>
          <table:table-cell office:value-type="string" calcext:value-type="string">
            <text:p>New sum with carry (hex)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328</text:p>
          </table:table-cell>
          <table:table-cell table:formula="of:=HEX2DEC([.A2])" office:value-type="float" office:value="9000" calcext:value-type="float">
            <text:p>9000</text:p>
          </table:table-cell>
          <table:table-cell table:formula="of:=BITAND([.B2];HEX2DEC(&quot;ffff&quot;))+BITAND([.B2];HEX2DEC(&quot;ffff0000&quot;))/POWER(2;16)" office:value-type="float" office:value="9000" calcext:value-type="float">
            <text:p>9000</text:p>
          </table:table-cell>
          <table:table-cell table:formula="of:=[.C2]" office:value-type="float" office:value="9000" calcext:value-type="float">
            <text:p>9000</text:p>
          </table:table-cell>
          <table:table-cell table:formula="of:=BITAND([.D2];HEX2DEC(&quot;ffff&quot;))" office:value-type="float" office:value="9000" calcext:value-type="float">
            <text:p>9000</text:p>
          </table:table-cell>
          <table:table-cell table:formula="of:=IF([.E2]=[.D2];0;1)" office:value-type="float" office:value="0" calcext:value-type="float">
            <text:p>0</text:p>
          </table:table-cell>
          <table:table-cell table:formula="of:=[.E2]+[.F2]" office:value-type="float" office:value="9000" calcext:value-type="float">
            <text:p>9000</text:p>
          </table:table-cell>
          <table:table-cell table:formula="of:=DEC2HEX([.G2])" office:value-type="string" office:string-value="2328" calcext:value-type="string">
            <text:p>2328</text:p>
          </table:table-cell>
          <table:table-cell office:value-type="string" calcext:value-type="string">
            <text:p>Src port</text:p>
          </table:table-cell>
        </table:table-row>
        <table:table-row table:style-name="ro1">
          <table:table-cell office:value-type="string" calcext:value-type="string">
            <text:p>9f76</text:p>
          </table:table-cell>
          <table:table-cell table:formula="of:=HEX2DEC([.A3])" office:value-type="float" office:value="40822" calcext:value-type="float">
            <text:p>40822</text:p>
          </table:table-cell>
          <table:table-cell table:formula="of:=BITAND([.B3];HEX2DEC(&quot;ffff&quot;))+BITAND([.B3];HEX2DEC(&quot;ffff0000&quot;))/POWER(2;16)" office:value-type="float" office:value="40822" calcext:value-type="float">
            <text:p>40822</text:p>
          </table:table-cell>
          <table:table-cell table:formula="of:=[.C3]+[.E2]+[.F2]" office:value-type="float" office:value="49822" calcext:value-type="float">
            <text:p>49822</text:p>
          </table:table-cell>
          <table:table-cell table:formula="of:=BITAND([.D3];HEX2DEC(&quot;ffff&quot;))" office:value-type="float" office:value="49822" calcext:value-type="float">
            <text:p>49822</text:p>
          </table:table-cell>
          <table:table-cell table:formula="of:=IF([.E3]=[.D3];0;1)" office:value-type="float" office:value="0" calcext:value-type="float">
            <text:p>0</text:p>
          </table:table-cell>
          <table:table-cell table:formula="of:=[.E3]+[.F3]" office:value-type="float" office:value="49822" calcext:value-type="float">
            <text:p>49822</text:p>
          </table:table-cell>
          <table:table-cell table:formula="of:=DEC2HEX([.G3])" office:value-type="string" office:string-value="C29E" calcext:value-type="string">
            <text:p>C29E</text:p>
          </table:table-cell>
          <table:table-cell office:value-type="string" calcext:value-type="string">
            <text:p>Dest port</text:p>
          </table:table-cell>
        </table:table-row>
        <table:table-row table:style-name="ro1">
          <table:table-cell office:value-type="string" calcext:value-type="string">
            <text:p>4567</text:p>
          </table:table-cell>
          <table:table-cell table:formula="of:=HEX2DEC([.A4])" office:value-type="float" office:value="17767" calcext:value-type="float">
            <text:p>17767</text:p>
          </table:table-cell>
          <table:table-cell table:formula="of:=BITAND([.B4];HEX2DEC(&quot;ffff&quot;))+BITAND([.B4];HEX2DEC(&quot;ffff0000&quot;))/POWER(2;16)" office:value-type="float" office:value="17767" calcext:value-type="float">
            <text:p>17767</text:p>
          </table:table-cell>
          <table:table-cell table:formula="of:=[.C4]+[.E3]+[.F3]" office:value-type="float" office:value="67589" calcext:value-type="float">
            <text:p>67589</text:p>
          </table:table-cell>
          <table:table-cell table:formula="of:=BITAND([.D4];HEX2DEC(&quot;ffff&quot;))" office:value-type="float" office:value="2053" calcext:value-type="float">
            <text:p>2053</text:p>
          </table:table-cell>
          <table:table-cell table:formula="of:=IF([.E4]=[.D4];0;1)" office:value-type="float" office:value="1" calcext:value-type="float">
            <text:p>1</text:p>
          </table:table-cell>
          <table:table-cell table:formula="of:=[.E4]+[.F4]" office:value-type="float" office:value="2054" calcext:value-type="float">
            <text:p>2054</text:p>
          </table:table-cell>
          <table:table-cell table:formula="of:=DEC2HEX([.G4])" office:value-type="string" office:string-value="806" calcext:value-type="string">
            <text:p>806</text:p>
          </table:table-cell>
          <table:table-cell office:value-type="string" calcext:value-type="string">
            <text:p>Seq num</text:p>
          </table:table-cell>
        </table:table-row>
        <table:table-row table:style-name="ro1">
          <table:table-cell table:style-name="Default" office:value-type="string" calcext:value-type="string">
            <text:p>6b8b</text:p>
          </table:table-cell>
          <table:table-cell table:formula="of:=HEX2DEC([.A5])" office:value-type="float" office:value="27531" calcext:value-type="float">
            <text:p>27531</text:p>
          </table:table-cell>
          <table:table-cell table:formula="of:=BITAND([.B5];HEX2DEC(&quot;ffff&quot;))+BITAND([.B5];HEX2DEC(&quot;ffff0000&quot;))/POWER(2;16)" office:value-type="float" office:value="27531" calcext:value-type="float">
            <text:p>27531</text:p>
          </table:table-cell>
          <table:table-cell table:formula="of:=[.C5]+[.E4]+[.F4]" office:value-type="float" office:value="29585" calcext:value-type="float">
            <text:p>29585</text:p>
          </table:table-cell>
          <table:table-cell table:formula="of:=BITAND([.D5];HEX2DEC(&quot;ffff&quot;))" office:value-type="float" office:value="29585" calcext:value-type="float">
            <text:p>29585</text:p>
          </table:table-cell>
          <table:table-cell table:formula="of:=IF([.E5]=[.D5];0;1)" office:value-type="float" office:value="0" calcext:value-type="float">
            <text:p>0</text:p>
          </table:table-cell>
          <table:table-cell table:formula="of:=[.E5]+[.F5]" office:value-type="float" office:value="29585" calcext:value-type="float">
            <text:p>29585</text:p>
          </table:table-cell>
          <table:table-cell table:formula="of:=DEC2HEX([.G5])" office:value-type="string" office:string-value="7391" calcext:value-type="string">
            <text:p>7391</text:p>
          </table:table-cell>
          <table:table-cell/>
        </table:table-row>
        <table:table-row table:style-name="ro1">
          <table:table-cell office:value-type="string" calcext:value-type="string">
            <text:p>8f9e</text:p>
          </table:table-cell>
          <table:table-cell table:formula="of:=HEX2DEC([.A6])" office:value-type="float" office:value="36766" calcext:value-type="float">
            <text:p>36766</text:p>
          </table:table-cell>
          <table:table-cell table:formula="of:=BITAND([.B6];HEX2DEC(&quot;ffff&quot;))+BITAND([.B6];HEX2DEC(&quot;ffff0000&quot;))/POWER(2;16)" office:value-type="float" office:value="36766" calcext:value-type="float">
            <text:p>36766</text:p>
          </table:table-cell>
          <table:table-cell table:formula="of:=[.C6]+[.E5]+[.F5]" office:value-type="float" office:value="66351" calcext:value-type="float">
            <text:p>66351</text:p>
          </table:table-cell>
          <table:table-cell table:formula="of:=BITAND([.D6];HEX2DEC(&quot;ffff&quot;))" office:value-type="float" office:value="815" calcext:value-type="float">
            <text:p>815</text:p>
          </table:table-cell>
          <table:table-cell table:formula="of:=IF([.E6]=[.D6];0;1)" office:value-type="float" office:value="1" calcext:value-type="float">
            <text:p>1</text:p>
          </table:table-cell>
          <table:table-cell table:formula="of:=[.E6]+[.F6]" office:value-type="float" office:value="816" calcext:value-type="float">
            <text:p>816</text:p>
          </table:table-cell>
          <table:table-cell table:formula="of:=DEC2HEX([.G6])" office:value-type="string" office:string-value="330" calcext:value-type="string">
            <text:p>330</text:p>
          </table:table-cell>
          <table:table-cell office:value-type="string" calcext:value-type="string">
            <text:p>Ack num</text:p>
          </table:table-cell>
        </table:table-row>
        <table:table-row table:style-name="ro1">
          <table:table-cell office:value-type="string" calcext:value-type="string">
            <text:p>a306</text:p>
          </table:table-cell>
          <table:table-cell table:formula="of:=HEX2DEC([.A7])" office:value-type="float" office:value="41734" calcext:value-type="float">
            <text:p>41734</text:p>
          </table:table-cell>
          <table:table-cell table:formula="of:=BITAND([.B7];HEX2DEC(&quot;ffff&quot;))+BITAND([.B7];HEX2DEC(&quot;ffff0000&quot;))/POWER(2;16)" office:value-type="float" office:value="41734" calcext:value-type="float">
            <text:p>41734</text:p>
          </table:table-cell>
          <table:table-cell table:formula="of:=[.C7]+[.E6]+[.F6]" office:value-type="float" office:value="42550" calcext:value-type="float">
            <text:p>42550</text:p>
          </table:table-cell>
          <table:table-cell table:formula="of:=BITAND([.D7];HEX2DEC(&quot;ffff&quot;))" office:value-type="float" office:value="42550" calcext:value-type="float">
            <text:p>42550</text:p>
          </table:table-cell>
          <table:table-cell table:formula="of:=IF([.E7]=[.D7];0;1)" office:value-type="float" office:value="0" calcext:value-type="float">
            <text:p>0</text:p>
          </table:table-cell>
          <table:table-cell table:formula="of:=[.E7]+[.F7]" office:value-type="float" office:value="42550" calcext:value-type="float">
            <text:p>42550</text:p>
          </table:table-cell>
          <table:table-cell table:formula="of:=DEC2HEX([.G7])" office:value-type="string" office:string-value="A636" calcext:value-type="string">
            <text:p>A636</text:p>
          </table:table-cell>
          <table:table-cell/>
        </table:table-row>
        <table:table-row table:style-name="ro1">
          <table:table-cell office:value-type="string" calcext:value-type="string">
            <text:p>5012</text:p>
          </table:table-cell>
          <table:table-cell table:formula="of:=HEX2DEC([.A8])" office:value-type="float" office:value="20498" calcext:value-type="float">
            <text:p>20498</text:p>
          </table:table-cell>
          <table:table-cell table:formula="of:=BITAND([.B8];HEX2DEC(&quot;ffff&quot;))+BITAND([.B8];HEX2DEC(&quot;ffff0000&quot;))/POWER(2;16)" office:value-type="float" office:value="20498" calcext:value-type="float">
            <text:p>20498</text:p>
          </table:table-cell>
          <table:table-cell table:formula="of:=[.C8]+[.E7]+[.F7]" office:value-type="float" office:value="63048" calcext:value-type="float">
            <text:p>63048</text:p>
          </table:table-cell>
          <table:table-cell table:formula="of:=BITAND([.D8];HEX2DEC(&quot;ffff&quot;))" office:value-type="float" office:value="63048" calcext:value-type="float">
            <text:p>63048</text:p>
          </table:table-cell>
          <table:table-cell table:formula="of:=IF([.E8]=[.D8];0;1)" office:value-type="float" office:value="0" calcext:value-type="float">
            <text:p>0</text:p>
          </table:table-cell>
          <table:table-cell table:formula="of:=[.E8]+[.F8]" office:value-type="float" office:value="63048" calcext:value-type="float">
            <text:p>63048</text:p>
          </table:table-cell>
          <table:table-cell table:formula="of:=DEC2HEX([.G8])" office:value-type="string" office:string-value="F648" calcext:value-type="string">
            <text:p>F648</text:p>
          </table:table-cell>
          <table:table-cell office:value-type="string" calcext:value-type="string">
            <text:p>Data offset + flags</text:p>
          </table:table-cell>
        </table:table-row>
        <table:table-row table:style-name="ro1">
          <table:table-cell office:value-type="string" calcext:value-type="string">
            <text:p>0000</text:p>
          </table:table-cell>
          <table:table-cell table:formula="of:=HEX2DEC([.A9])" office:value-type="float" office:value="0" calcext:value-type="float">
            <text:p>0</text:p>
          </table:table-cell>
          <table:table-cell table:formula="of:=BITAND([.B9];HEX2DEC(&quot;ffff&quot;))+BITAND([.B9];HEX2DEC(&quot;ffff0000&quot;))/POWER(2;16)" office:value-type="float" office:value="0" calcext:value-type="float">
            <text:p>0</text:p>
          </table:table-cell>
          <table:table-cell table:formula="of:=[.C9]+[.E8]+[.F8]" office:value-type="float" office:value="63048" calcext:value-type="float">
            <text:p>63048</text:p>
          </table:table-cell>
          <table:table-cell table:formula="of:=BITAND([.D9];HEX2DEC(&quot;ffff&quot;))" office:value-type="float" office:value="63048" calcext:value-type="float">
            <text:p>63048</text:p>
          </table:table-cell>
          <table:table-cell table:formula="of:=IF([.E9]=[.D9];0;1)" office:value-type="float" office:value="0" calcext:value-type="float">
            <text:p>0</text:p>
          </table:table-cell>
          <table:table-cell table:formula="of:=[.E9]+[.F9]" office:value-type="float" office:value="63048" calcext:value-type="float">
            <text:p>63048</text:p>
          </table:table-cell>
          <table:table-cell table:formula="of:=DEC2HEX([.G9])" office:value-type="string" office:string-value="F648" calcext:value-type="string">
            <text:p>F648</text:p>
          </table:table-cell>
          <table:table-cell office:value-type="string" calcext:value-type="string">
            <text:p>Window</text:p>
          </table:table-cell>
        </table:table-row>
        <table:table-row table:style-name="ro1">
          <table:table-cell table:style-name="Default" office:value-type="string" calcext:value-type="string">
            <text:p>0000</text:p>
          </table:table-cell>
          <table:table-cell table:formula="of:=HEX2DEC([.A10])" office:value-type="float" office:value="0" calcext:value-type="float">
            <text:p>0</text:p>
          </table:table-cell>
          <table:table-cell table:formula="of:=BITAND([.B10];HEX2DEC(&quot;ffff&quot;))+BITAND([.B10];HEX2DEC(&quot;ffff0000&quot;))/POWER(2;16)" office:value-type="float" office:value="0" calcext:value-type="float">
            <text:p>0</text:p>
          </table:table-cell>
          <table:table-cell table:formula="of:=[.C10]+[.E9]+[.F9]" office:value-type="float" office:value="63048" calcext:value-type="float">
            <text:p>63048</text:p>
          </table:table-cell>
          <table:table-cell table:formula="of:=BITAND([.D10];HEX2DEC(&quot;ffff&quot;))" office:value-type="float" office:value="63048" calcext:value-type="float">
            <text:p>63048</text:p>
          </table:table-cell>
          <table:table-cell table:formula="of:=IF([.E10]=[.D10];0;1)" office:value-type="float" office:value="0" calcext:value-type="float">
            <text:p>0</text:p>
          </table:table-cell>
          <table:table-cell table:formula="of:=[.E10]+[.F10]" office:value-type="float" office:value="63048" calcext:value-type="float">
            <text:p>63048</text:p>
          </table:table-cell>
          <table:table-cell table:formula="of:=DEC2HEX([.G10])" office:value-type="string" office:string-value="F648" calcext:value-type="string">
            <text:p>F648</text:p>
          </table:table-cell>
          <table:table-cell table:style-name="ce1" office:value-type="string" calcext:value-type="string">
            <text:p>Urgent pointer</text:p>
          </table:table-cell>
        </table:table-row>
        <table:table-row table:style-name="ro1">
          <table:table-cell office:value-type="string" calcext:value-type="string">
            <text:p>7f000001</text:p>
          </table:table-cell>
          <table:table-cell table:formula="of:=HEX2DEC([.A11])" office:value-type="float" office:value="2130706433" calcext:value-type="float">
            <text:p>2130706433</text:p>
          </table:table-cell>
          <table:table-cell table:formula="of:=BITAND([.B11];HEX2DEC(&quot;ffff&quot;))+BITAND([.B11];HEX2DEC(&quot;ffff0000&quot;))/POWER(2;16)" office:value-type="float" office:value="32513" calcext:value-type="float">
            <text:p>32513</text:p>
          </table:table-cell>
          <table:table-cell table:formula="of:=[.C11]+[.E10]+[.F10]" office:value-type="float" office:value="95561" calcext:value-type="float">
            <text:p>95561</text:p>
          </table:table-cell>
          <table:table-cell table:formula="of:=BITAND([.D11];HEX2DEC(&quot;ffff&quot;))" office:value-type="float" office:value="30025" calcext:value-type="float">
            <text:p>30025</text:p>
          </table:table-cell>
          <table:table-cell table:formula="of:=IF([.E11]=[.D11];0;1)" office:value-type="float" office:value="1" calcext:value-type="float">
            <text:p>1</text:p>
          </table:table-cell>
          <table:table-cell table:formula="of:=[.E11]+[.F11]" office:value-type="float" office:value="30026" calcext:value-type="float">
            <text:p>30026</text:p>
          </table:table-cell>
          <table:table-cell table:formula="of:=DEC2HEX([.G11])" office:value-type="string" office:string-value="754A" calcext:value-type="string">
            <text:p>754A</text:p>
          </table:table-cell>
          <table:table-cell office:value-type="string" calcext:value-type="string">
            <text:p>Source address</text:p>
          </table:table-cell>
        </table:table-row>
        <table:table-row table:style-name="ro1">
          <table:table-cell office:value-type="string" calcext:value-type="string">
            <text:p>7f000001</text:p>
          </table:table-cell>
          <table:table-cell table:formula="of:=HEX2DEC([.A12])" office:value-type="float" office:value="2130706433" calcext:value-type="float">
            <text:p>2130706433</text:p>
          </table:table-cell>
          <table:table-cell table:formula="of:=BITAND([.B12];HEX2DEC(&quot;ffff&quot;))+BITAND([.B12];HEX2DEC(&quot;ffff0000&quot;))/POWER(2;16)" office:value-type="float" office:value="32513" calcext:value-type="float">
            <text:p>32513</text:p>
          </table:table-cell>
          <table:table-cell table:formula="of:=[.C12]+[.E11]+[.F11]" office:value-type="float" office:value="62539" calcext:value-type="float">
            <text:p>62539</text:p>
          </table:table-cell>
          <table:table-cell table:formula="of:=BITAND([.D12];HEX2DEC(&quot;ffff&quot;))" office:value-type="float" office:value="62539" calcext:value-type="float">
            <text:p>62539</text:p>
          </table:table-cell>
          <table:table-cell table:formula="of:=IF([.E12]=[.D12];0;1)" office:value-type="float" office:value="0" calcext:value-type="float">
            <text:p>0</text:p>
          </table:table-cell>
          <table:table-cell table:formula="of:=[.E12]+[.F12]" office:value-type="float" office:value="62539" calcext:value-type="float">
            <text:p>62539</text:p>
          </table:table-cell>
          <table:table-cell table:formula="of:=DEC2HEX([.G12])" office:value-type="string" office:string-value="F44B" calcext:value-type="string">
            <text:p>F44B</text:p>
          </table:table-cell>
          <table:table-cell office:value-type="string" calcext:value-type="string">
            <text:p>Dest address</text:p>
          </table:table-cell>
        </table:table-row>
        <table:table-row table:style-name="ro1">
          <table:table-cell office:value-type="string" calcext:value-type="string">
            <text:p>0006</text:p>
          </table:table-cell>
          <table:table-cell table:formula="of:=HEX2DEC([.A13])" office:value-type="float" office:value="6" calcext:value-type="float">
            <text:p>6</text:p>
          </table:table-cell>
          <table:table-cell table:formula="of:=BITAND([.B13];HEX2DEC(&quot;ffff&quot;))+BITAND([.B13];HEX2DEC(&quot;ffff0000&quot;))/POWER(2;16)" office:value-type="float" office:value="6" calcext:value-type="float">
            <text:p>6</text:p>
          </table:table-cell>
          <table:table-cell table:formula="of:=[.C13]+[.E12]+[.F12]" office:value-type="float" office:value="62545" calcext:value-type="float">
            <text:p>62545</text:p>
          </table:table-cell>
          <table:table-cell table:formula="of:=BITAND([.D13];HEX2DEC(&quot;ffff&quot;))" office:value-type="float" office:value="62545" calcext:value-type="float">
            <text:p>62545</text:p>
          </table:table-cell>
          <table:table-cell table:formula="of:=IF([.E13]=[.D13];0;1)" office:value-type="float" office:value="0" calcext:value-type="float">
            <text:p>0</text:p>
          </table:table-cell>
          <table:table-cell table:formula="of:=[.E13]+[.F13]" office:value-type="float" office:value="62545" calcext:value-type="float">
            <text:p>62545</text:p>
          </table:table-cell>
          <table:table-cell table:formula="of:=DEC2HEX([.G13])" office:value-type="string" office:string-value="F451" calcext:value-type="string">
            <text:p>F451</text:p>
          </table:table-cell>
          <table:table-cell office:value-type="string" calcext:value-type="string">
            <text:p>zeros+ prot</text:p>
          </table:table-cell>
        </table:table-row>
        <table:table-row table:style-name="ro1">
          <table:table-cell office:value-type="string" calcext:value-type="string">
            <text:p>0014</text:p>
          </table:table-cell>
          <table:table-cell table:formula="of:=HEX2DEC([.A14])" office:value-type="float" office:value="20" calcext:value-type="float">
            <text:p>20</text:p>
          </table:table-cell>
          <table:table-cell table:formula="of:=BITAND([.B14];HEX2DEC(&quot;ffff&quot;))+BITAND([.B14];HEX2DEC(&quot;ffff0000&quot;))/POWER(2;16)" office:value-type="float" office:value="20" calcext:value-type="float">
            <text:p>20</text:p>
          </table:table-cell>
          <table:table-cell table:formula="of:=[.C14]+[.E13]+[.F13]" office:value-type="float" office:value="62565" calcext:value-type="float">
            <text:p>62565</text:p>
          </table:table-cell>
          <table:table-cell table:formula="of:=BITAND([.D14];HEX2DEC(&quot;ffff&quot;))" office:value-type="float" office:value="62565" calcext:value-type="float">
            <text:p>62565</text:p>
          </table:table-cell>
          <table:table-cell table:formula="of:=IF([.E14]=[.D14];0;1)" office:value-type="float" office:value="0" calcext:value-type="float">
            <text:p>0</text:p>
          </table:table-cell>
          <table:table-cell table:formula="of:=[.E14]+[.F14]" office:value-type="float" office:value="62565" calcext:value-type="float">
            <text:p>62565</text:p>
          </table:table-cell>
          <table:table-cell table:formula="of:=DEC2HEX([.G14])" office:value-type="string" office:string-value="F465" calcext:value-type="string">
            <text:p>F465</text:p>
          </table:table-cell>
          <table:table-cell office:value-type="string" calcext:value-type="string">
            <text:p>TCP length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Final checksum (dec)</text:p>
          </table:table-cell>
          <table:table-cell table:number-columns-repeated="2"/>
          <table:table-cell table:formula="of:=[.E14]+[.F14]" office:value-type="float" office:value="62565" calcext:value-type="float">
            <text:p>6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al checksum inv (dec)</text:p>
          </table:table-cell>
          <table:table-cell table:number-columns-repeated="2"/>
          <table:table-cell table:formula="of:=BITXOR(HEX2DEC(&quot;FFFF&quot;);[.D18])" office:value-type="float" office:value="2970" calcext:value-type="float">
            <text:p>29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al checksum inv (hex)</text:p>
          </table:table-cell>
          <table:table-cell table:number-columns-repeated="2"/>
          <table:table-cell table:style-name="ce2" table:formula="of:=DEC2HEX([.D19])" office:value-type="string" office:string-value="B9A" calcext:value-type="string">
            <text:p>B9A</text:p>
          </table:table-cell>
          <table:table-cell table:number-columns-repeated="5"/>
        </table:table-row>
        <table:table-row table:style-name="ro1" table:number-rows-repeated="6">
          <table:table-cell table:number-columns-repeated="9"/>
        </table:table-row>
        <table:table-row table:style-name="ro1" table:number-rows-repeated="11">
          <table:table-cell table:style-name="Default"/>
          <table:table-cell table:number-columns-repeated="8"/>
        </table:table-row>
        <table:table-row table:style-name="ro1" table:number-rows-repeated="104853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GB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8T22:37:53.747625567</meta:creation-date>
    <dc:date>2020-10-19T00:41:05.461866093</dc:date>
    <meta:editing-duration>PT41M35S</meta:editing-duration>
    <meta:editing-cycles>11</meta:editing-cycles>
    <meta:generator>LibreOffice/7.0.2.2$Linux_X86_64 LibreOffice_project/00$Build-2</meta:generator>
    <meta:document-statistic meta:table-count="1" meta:cell-count="130" meta:object-count="0"/>
  </office:meta>
</office:document-meta>
</file>